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262357281" text:style-name="L1">
        <text:list-item>
          <text:p text:style-name="P1">Introduction</text:p>
        </text:list-item>
        <text:list-item>
          <text:p text:style-name="P1">Contexte de l’étude</text:p>
        </text:list-item>
        <text:list-item>
          <text:p text:style-name="P1">Modèle page web</text:p>
          <text:list>
            <text:list-item>
              <text:p text:style-name="P1">HTML 4</text:p>
            </text:list-item>
            <text:list-item>
              <text:p text:style-name="P1">HTML 5</text:p>
            </text:list-item>
            <text:list-item>
              <text:p text:style-name="P1">ARIA</text:p>
            </text:list-item>
            <text:list-item>
              <text:p text:style-name="P1">comparaison</text:p>
            </text:list-item>
          </text:list>
        </text:list-item>
        <text:list-item>
          <text:p text:style-name="P1">Extraction structure</text:p>
          <text:list>
            <text:list-item>
              <text:p text:style-name="P1">Approche stochastique</text:p>
            </text:list-item>
            <text:list-item>
              <text:p text:style-name="P1">Segmentation basé sur des indices visuels</text:p>
            </text:list-item>
            <text:list-item>
              <text:p text:style-name="P1">comparaison</text:p>
            </text:list-item>
          </text:list>
        </text:list-item>
        <text:list-item>
          <text:p text:style-name="P1">Détection d'objets type</text:p>
          <text:list>
            <text:list-item>
              <text:p text:style-name="P1">Arbre de décision</text:p>
            </text:list-item>
            <text:list-item>
              <text:p text:style-name="P1">Pat-Tree</text:p>
            </text:list-item>
            <text:list-item>
              <text:p text:style-name="P1">Tree Pattern Mapping</text:p>
            </text:list-item>
            <text:list-item>
              <text:p text:style-name="P1">comparaison</text:p>
            </text:list-item>
          </text:list>
        </text:list-item>
        <text:list-item>
          <text:p text:style-name="P1">Conclus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4T14:02:51</meta:creation-date>
    <meta:generator>LibreOffice/3.5$Linux_x86 LibreOffice_project/350m1$Build-2</meta:generator>
    <dc:date>2014-02-19T12:45:13</dc:date>
    <dc:creator>Asus </dc:creator>
    <meta:editing-duration>PT13M47S</meta:editing-duration>
    <meta:editing-cycles>7</meta:editing-cycles>
    <meta:document-statistic meta:table-count="0" meta:image-count="0" meta:object-count="0" meta:page-count="1" meta:paragraph-count="17" meta:word-count="53" meta:character-count="289" meta:non-whitespace-character-count="270"/>
  </office:meta>
</office:document-meta>
</file>